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style:font-name="Courier 10 Pitch" fo:font-weight="bold" officeooo:rsid="001e3876" officeooo:paragraph-rsid="001e3876" style:font-weight-asian="bold" style:font-weight-complex="bold"/>
    </style:style>
    <style:style style:name="P2" style:family="paragraph" style:parent-style-name="Standard">
      <style:paragraph-properties fo:text-align="center" style:justify-single-word="false"/>
      <style:text-properties style:font-name="Courier 10 Pitch" fo:font-size="18pt" fo:font-weight="bold" officeooo:rsid="001e3876" officeooo:paragraph-rsid="001e3876" style:font-size-asian="18pt" style:font-weight-asian="bold" style:font-size-complex="18pt" style:font-weight-complex="bold"/>
    </style:style>
    <style:style style:name="P3" style:family="paragraph" style:parent-style-name="Standard">
      <style:paragraph-properties fo:text-align="start" style:justify-single-word="false"/>
      <style:text-properties fo:color="#0000cc" style:font-name="Courier 10 Pitch" fo:font-size="15pt" fo:font-weight="bold" officeooo:rsid="001f51d9" officeooo:paragraph-rsid="001f51d9" style:font-size-asian="15pt" style:font-weight-asian="bold" style:font-size-complex="15pt" style:font-weight-complex="bold"/>
    </style:style>
    <style:style style:name="P4" style:family="paragraph" style:parent-style-name="Standard">
      <style:paragraph-properties fo:text-align="start" style:justify-single-word="false"/>
      <style:text-properties fo:color="#0000cc" style:font-name="Courier 10 Pitch" fo:font-size="12pt" fo:font-weight="normal" officeooo:rsid="001f51d9" officeooo:paragraph-rsid="00221705"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color="#0000cc" style:font-name="Courier 10 Pitch" fo:font-weight="normal" officeooo:rsid="001f51d9" officeooo:paragraph-rsid="001f51d9" style:font-weight-asian="normal" style:font-weight-complex="normal"/>
    </style:style>
    <style:style style:name="P6" style:family="paragraph" style:parent-style-name="Standard">
      <style:paragraph-properties fo:text-align="start" style:justify-single-word="false"/>
      <style:text-properties fo:color="#0000cc" style:font-name="Courier 10 Pitch" fo:font-weight="normal" officeooo:rsid="001f51d9" officeooo:paragraph-rsid="0020a25d" style:font-weight-asian="normal" style:font-weight-complex="normal"/>
    </style:style>
    <style:style style:name="P7" style:family="paragraph" style:parent-style-name="Standard">
      <style:paragraph-properties fo:text-align="start" style:justify-single-word="false"/>
      <style:text-properties fo:color="#0000cc" style:font-name="Courier 10 Pitch" fo:font-weight="normal" officeooo:rsid="0020a25d" officeooo:paragraph-rsid="0020a25d" style:font-weight-asian="normal" style:font-weight-complex="normal"/>
    </style:style>
    <style:style style:name="P8" style:family="paragraph" style:parent-style-name="Standard" style:list-style-name="L1">
      <style:paragraph-properties fo:text-align="start" style:justify-single-word="false"/>
      <style:text-properties fo:color="#0000cc" style:font-name="Courier 10 Pitch" fo:font-weight="normal" officeooo:rsid="0020a25d" officeooo:paragraph-rsid="0020a25d" style:font-weight-asian="normal" style:font-weight-complex="normal"/>
    </style:style>
    <style:style style:name="P9" style:family="paragraph" style:parent-style-name="Standard">
      <style:paragraph-properties fo:text-align="start" style:justify-single-word="false"/>
      <style:text-properties fo:color="#ff3300" style:font-name="Courier 10 Pitch" fo:font-size="15pt" fo:font-weight="bold" officeooo:rsid="001f51d9" officeooo:paragraph-rsid="00221705" style:font-size-asian="15pt" style:font-weight-asian="bold" style:font-size-complex="15pt" style:font-weight-complex="bold"/>
    </style:style>
    <style:style style:name="P10" style:family="paragraph" style:parent-style-name="Standard">
      <style:paragraph-properties fo:text-align="start" style:justify-single-word="false"/>
      <style:text-properties fo:color="#ff3300" style:font-name="Courier 10 Pitch" fo:font-size="12pt" fo:font-weight="bold" officeooo:rsid="00221705" officeooo:paragraph-rsid="00221705" style:font-size-asian="12pt" style:font-weight-asian="bold" style:font-size-complex="12pt" style:font-weight-complex="bold"/>
    </style:style>
    <style:style style:name="P11" style:family="paragraph" style:parent-style-name="Standard">
      <style:paragraph-properties fo:text-align="start" style:justify-single-word="false"/>
      <style:text-properties fo:color="#9900ff" style:font-name="Courier 10 Pitch" fo:font-size="15pt" fo:font-weight="bold" officeooo:rsid="001f51d9" officeooo:paragraph-rsid="0022a58d" style:font-size-asian="15pt" style:font-weight-asian="bold" style:font-size-complex="15pt" style:font-weight-complex="bold"/>
    </style:style>
    <style:style style:name="P12" style:family="paragraph" style:parent-style-name="Standard">
      <style:paragraph-properties fo:text-align="start" style:justify-single-word="false"/>
      <style:text-properties fo:color="#9900ff" style:font-name="Courier 10 Pitch" fo:font-size="12pt" fo:font-weight="normal" officeooo:rsid="0022a58d" officeooo:paragraph-rsid="0022a58d"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color="#9900ff" style:font-name="Courier 10 Pitch" fo:font-size="12pt" fo:font-weight="normal" officeooo:rsid="0022a58d" officeooo:paragraph-rsid="00249c8e"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color="#009933" style:font-name="Courier 10 Pitch" fo:font-size="15pt" fo:font-weight="bold" officeooo:rsid="001f51d9" officeooo:paragraph-rsid="00249c8e" style:font-size-asian="15pt" style:font-weight-asian="bold" style:font-size-complex="15pt" style:font-weight-complex="bold"/>
    </style:style>
    <style:style style:name="P15" style:family="paragraph" style:parent-style-name="Standard">
      <style:paragraph-properties fo:text-align="start" style:justify-single-word="false"/>
      <style:text-properties fo:color="#009933" style:font-name="Courier 10 Pitch" fo:font-size="12pt" fo:font-weight="normal" officeooo:rsid="00249c8e" officeooo:paragraph-rsid="00249c8e"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color="#82210d" style:font-name="Courier 10 Pitch" fo:font-size="15pt" fo:font-weight="bold" officeooo:rsid="001f51d9" officeooo:paragraph-rsid="00257545" style:font-size-asian="15pt" style:font-weight-asian="bold" style:font-size-complex="15pt" style:font-weight-complex="bold"/>
    </style:style>
    <style:style style:name="P17" style:family="paragraph" style:parent-style-name="Standard">
      <style:paragraph-properties fo:text-align="start" style:justify-single-word="false"/>
      <style:text-properties fo:color="#82210d" style:font-name="Courier 10 Pitch" fo:font-size="12pt" fo:font-weight="normal" officeooo:rsid="00257545" officeooo:paragraph-rsid="00257545" style:font-size-asian="10.5pt" style:font-weight-asian="normal" style:font-size-complex="12pt" style:font-weight-complex="normal"/>
    </style:style>
    <style:style style:name="T1" style:family="text">
      <style:text-properties fo:font-size="12pt" style:font-size-asian="10.5pt" style:font-size-complex="12pt"/>
    </style:style>
    <style:style style:name="T2" style:family="text">
      <style:text-properties fo:font-size="12pt" officeooo:rsid="0020a25d" style:font-size-asian="10.5pt" style:font-size-complex="12pt"/>
    </style:style>
    <style:style style:name="T3" style:family="text">
      <style:text-properties fo:font-size="12pt" officeooo:rsid="00221705" style:font-size-asian="10.5pt" style:font-size-complex="12pt"/>
    </style:style>
    <style:style style:name="T4" style:family="text">
      <style:text-properties fo:font-size="12pt" fo:font-weight="bold" style:font-size-asian="10.5pt" style:font-weight-asian="bold" style:font-size-complex="12pt" style:font-weight-complex="bold"/>
    </style:style>
    <style:style style:name="T5" style:family="text">
      <style:text-properties fo:font-size="12pt" fo:font-weight="bold" officeooo:rsid="0020a25d" style:font-size-asian="10.5pt" style:font-weight-asian="bold" style:font-size-complex="12pt" style:font-weight-complex="bold"/>
    </style:style>
    <style:style style:name="T6" style:family="text">
      <style:text-properties fo:color="#ff0000" fo:font-size="12pt" fo:font-weight="bold" style:font-size-asian="10.5pt" style:font-weight-asian="bold" style:font-size-complex="12pt" style:font-weight-complex="bold"/>
    </style:style>
    <style:style style:name="T7" style:family="text">
      <style:text-properties fo:color="#ff0000" fo:font-size="12pt" fo:font-weight="bold" officeooo:rsid="0020a25d" style:font-size-asian="10.5pt" style:font-weight-asian="bold" style:font-size-complex="12pt" style:font-weight-complex="bold"/>
    </style:style>
    <style:style style:name="T8" style:family="text">
      <style:text-properties fo:color="#ff0000" fo:font-weight="bold" style:font-weight-asian="bold" style:font-weight-complex="bold"/>
    </style:style>
    <style:style style:name="T9" style:family="text">
      <style:text-properties fo:color="#ff0000" fo:font-weight="bold" officeooo:rsid="0020a25d" style:font-weight-asian="bold" style:font-weight-complex="bold"/>
    </style:style>
    <style:style style:name="T10" style:family="text">
      <style:text-properties fo:color="#ff0000" fo:font-weight="bold" officeooo:rsid="00249c8e" style:font-weight-asian="bold" style:font-weight-complex="bold"/>
    </style:style>
    <style:style style:name="T11" style:family="text">
      <style:text-properties fo:color="#ff0000" fo:font-weight="bold" officeooo:rsid="0020a25d" style:font-size-asian="10.5pt" style:font-weight-asian="bold" style:font-weight-complex="bold"/>
    </style:style>
    <style:style style:name="T12" style:family="text">
      <style:text-properties fo:color="#ff0000" fo:font-weight="bold" officeooo:rsid="00221705" style:font-size-asian="10.5pt" style:font-weight-asian="bold" style:font-weight-complex="bold"/>
    </style:style>
    <style:style style:name="T13" style:family="text">
      <style:text-properties fo:color="#ff0000" fo:font-weight="bold" officeooo:rsid="0022a58d" style:font-size-asian="10.5pt" style:font-weight-asian="bold" style:font-weight-complex="bold"/>
    </style:style>
    <style:style style:name="T14" style:family="text">
      <style:text-properties fo:color="#ff0000" fo:language="en" fo:country="US" fo:font-weight="bold" style:font-weight-asian="bold" style:font-weight-complex="bold"/>
    </style:style>
    <style:style style:name="T15" style:family="text">
      <style:text-properties fo:color="#ff0000" fo:language="en" fo:country="US" fo:font-weight="bold" officeooo:rsid="0020a25d" style:font-weight-asian="bold" style:font-weight-complex="bold"/>
    </style:style>
    <style:style style:name="T16" style:family="text">
      <style:text-properties fo:color="#ff0000" fo:language="en" fo:country="US" fo:font-weight="bold" officeooo:rsid="00249c8e" style:font-weight-asian="bold" style:font-weight-complex="bold"/>
    </style:style>
    <style:style style:name="T17" style:family="text">
      <style:text-properties officeooo:rsid="0022a58d"/>
    </style:style>
    <style:style style:name="T18" style:family="text">
      <style:text-properties fo:language="en" fo:country="US"/>
    </style:style>
    <style:style style:name="T19" style:family="text">
      <style:text-properties fo:language="en" fo:country="US" officeooo:rsid="00249c8e"/>
    </style:style>
    <style:style style:name="T20" style:family="text">
      <style:text-properties fo:language="en" fo:country="US" officeooo:rsid="00257545"/>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 Implementation of Skating Events</text:p>
      <text:p text:style-name="P1"/>
      <text:p text:style-name="P3">REGISTRATION SUBSYSTEM</text:p>
      <text:p text:style-name="P5"><text:span text:style-name="T1">In the registration class, there is going to be a List of type Team. That way all of the information per team will be housed in this list and will be therefore sent to the database. With thing being done, our arrow diagram has changed from athlete being a part of registration (aggregation) to athlete being a part of team (composition). </text:span><text:span text:style-name="T7">&lt;&lt;USES&gt;&gt; TEAM</text:span></text:p>
      <text:p text:style-name="P5"><text:span text:style-name="T1"/></text:p>
      <text:p text:style-name="P6"><text:span text:style-name="T1">In the team class, there is a function to get and set the team's name, which will ultimately be their country name. </text:span><text:span text:style-name="T4">YOU TWO CHOOSE 12 COUNTRIES. I DON</text:span><text:span text:style-name="T5">'</text:span><text:span text:style-name="T4">T CARE IF YOU CHOOSE DJIBOUTI, AZERBAIJAN, BOSNIA AND HERZEGOVINA, ETC or USA, CANADA, JAPAN.</text:span><text:span text:style-name="T1"> There will be an integer that will have the team's size to ensure that there will be no excess athletes per team. There is a function to add an athlete at our desire as well as to delete an athlete</text:span><text:span text:style-name="T4">. </text:span><text:span text:style-name="T5">We will implement other restrictions down the road.</text:span><text:span text:style-name="T2"> </text:span><text:span text:style-name="T7">&lt;&lt;USES&gt;&gt; ATHLETE</text:span></text:p>
      <text:p text:style-name="P5"><text:span text:style-name="T2"/></text:p>
      <text:p text:style-name="P7"><text:span text:style-name="T1">In the athlete class, there are functions to get and set:</text:span></text:p>
      <text:list xml:id="list8250258506404752003" text:style-name="L1">
        <text:list-item>
          <text:p text:style-name="P8"><text:span text:style-name="T1">First Name</text:span></text:p>
        </text:list-item>
        <text:list-item>
          <text:p text:style-name="P8"><text:span text:style-name="T1">Last Name</text:span></text:p>
        </text:list-item>
        <text:list-item>
          <text:p text:style-name="P8"><text:span text:style-name="T1">Gender</text:span></text:p>
        </text:list-item>
      </text:list>
      <text:p text:style-name="P7"><text:span text:style-name="T1">There will also be a function to get a schedule (which will house the events they partake in). </text:span><text:span text:style-name="T3">There is a Tuple to represent the athlete's medal count. Now, the medals are NOT A CLASS OF THEIR OWN! This is merely the Skating portion of the Winter Olympics. The Olympics handles the medals and Guercio won't change my mind. So, we won't mention it until presenting. </text:span><text:span text:style-name="T6">&lt;&lt;USES&gt;&gt; SCHEDULE</text:span></text:p>
      <text:p text:style-name="P7"><text:span text:style-name="T6"/></text:p>
      <text:p text:style-name="P9">REGISTRATION SUBSYSTEM</text:p>
      <text:p text:style-name="P10">DEPRECATED X X But still on the class diagram because I want to show </text:p>
      <text:p text:style-name="P10"><text:s text:c="12"/>O <text:s/>what connects to it.</text:p>
      <text:p text:style-name="P4"><text:span text:style-name="T11">&lt;&lt;USES&gt;&gt; </text:span><text:span text:style-name="T12">Registration</text:span></text:p>
      <text:p text:style-name="P4"><text:span text:style-name="T11">&lt;&lt;USES&gt;&gt; </text:span><text:span text:style-name="T12">Score</text:span></text:p>
      <text:p text:style-name="P4"><text:span text:style-name="T11">&lt;&lt;USES&gt;&gt; </text:span><text:span text:style-name="T13">Event</text:span></text:p>
      <text:p text:style-name="P10"/>
      <text:p text:style-name="P11"><text:span text:style-name="T17">JUDGE</text:span> SUBSYSTEM</text:p>
      <text:p text:style-name="P12">The judge class has a function to get and set their unique ID. This takes place of a specific name for the judge. As in the Olympics, I believe you see scores from Judge 1, Judge 2, etc. So, that will be their identifier. There is a judge's schedule function as well as a function to obtain their unique score. </text:p>
      <text:p text:style-name="P12"><text:span text:style-name="T9">&lt;&lt;USES&gt;&gt; SCHEDU</text:span><text:span text:style-name="T8">LE </text:span><text:span text:style-name="T9">&lt;&lt;USES&gt;&gt; </text:span><text:span text:style-name="T8">SCORING</text:span></text:p>
      <text:p text:style-name="P12">Scoring class is now apropos of the mindset of <text:span text:style-name="T18">Guercio. </text:span></text:p>
      <text:p text:style-name="P12"><text:soft-page-break/><text:span text:style-name="T18"/></text:p>
      <text:p text:style-name="P14"><text:span text:style-name="T19">SCHEDULE</text:span><text:span text:style-name="T18"> SUBSYSTEM</text:span></text:p>
      <text:p text:style-name="P15"><text:span text:style-name="T18">The schedule class will have something cryptic as of now. It is a list of type Tuple of type int,int where the ints are unix time. This is how we will assure everything gets assigned in an orderly fashion without overlap. Again, my friend is going to help me with this implementation.</text:span></text:p>
      <text:p text:style-name="P15"><text:span text:style-name="T18"/></text:p>
      <text:p text:style-name="P15"><text:span text:style-name="T18">Rink has a function of type List of type Event. This will house every Event that will partake on that particular rink. There will be six rinks (I believe). I am sure that can change. We can discuss later.</text:span></text:p>
      <text:p text:style-name="P13"><text:span text:style-name="T9">&lt;&lt;USES&gt;&gt; </text:span><text:span text:style-name="T10">EVENT</text:span></text:p>
      <text:p text:style-name="P13"><text:span text:style-name="T10"/></text:p>
      <text:p text:style-name="P16"><text:span text:style-name="T20">Event</text:span><text:span text:style-name="T19"> SUBSYSTEM</text:span></text:p>
      <text:p text:style-name="P17"><text:span text:style-name="T19">T</text:span><text:span text:style-name="T18">he event class is a busy class. I put in a unique event number function to playaround with abstractness and inheritance (pure virtual). There are two main functions here. One function to run an event and one to schedule a future event. Both utilize a list of judges as well as a list of teams. </text:span><text:span text:style-name="T15">&lt;&lt;USES&gt;&gt; </text:span><text:span text:style-name="T14">JUDGE </text:span><text:span text:style-name="T15">&lt;&lt;USES&gt;&gt; </text:span><text:span text:style-name="T14">TEA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utlegoss </meta:initial-creator>
    <meta:creation-date>2018-03-30T19:42:12.855270208</meta:creation-date>
    <dc:date>2018-03-30T22:17:34.478110700</dc:date>
    <dc:creator>tutlegoss </dc:creator>
    <meta:editing-duration>PT1H13M47S</meta:editing-duration>
    <meta:editing-cycles>1</meta:editing-cycles>
    <meta:document-statistic meta:table-count="0" meta:image-count="0" meta:object-count="0" meta:page-count="2" meta:paragraph-count="25" meta:word-count="509" meta:character-count="2836" meta:non-whitespace-character-count="2339"/>
    <meta:generator>LibreOffice/5.2.7.2$Linux_X86_64 LibreOffice_project/20m0$Build-2</meta:generator>
  </office:meta>
</office:document-meta>
</file>